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8000005450000052B88EBAE66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f2a400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f2a400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>
      <style:paragraph-properties fo:margin-top="0in" fo:margin-bottom="0.139in" fo:line-height="100%"/>
      <style:text-properties fo:color="#f2a400" fo:font-size="11pt" fo:language="en" fo:country="none" fo:font-weight="bold" style:font-size-asian="11pt" style:font-weight-asian="bold" style:font-size-complex="11pt" style:font-weight-complex="bold"/>
    </style:style>
    <style:style style:name="P4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f2a400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f2a400" fo:font-size="11pt" fo:language="en" fo:country="none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2">1. DS1: =003542</text:p>
      <text:p text:style-name="P2">HAA HAA HEE HEE HOO HOO</text:p>
      <text:p text:style-name="P2">HOO HOO HAA HAA HEE HEE</text:p>
      <text:p text:style-name="P2">HEE HEE HAA HAA HOO HOO</text:p>
      <text:p text:style-name="P2">HEE HEE HEE HEE HAA HAA</text:p>
      <text:p text:style-name="P2">HEE HEE HOO HOO HEE HEE</text:p>
      <text:p text:style-name="P2">HOO HOO HAA HEE HEE HOO</text:p>
      <text:p text:style-name="P2">HOO HOO HEE HAA HEE HAA</text:p>
      <text:p text:style-name="P2">HAA HAA HAA HAA HAA HAA</text:p>
      <text:p text:style-name="P2">HEE HEE HEE HAA HAA HAA</text:p>
      <text:p text:style-name="P2">HOO HOO HOO HEE HEE HEE</text:p>
      <text:p text:style-name="P2">HAA HAA HEE HEE HOO HOO </text:p>
      <text:p text:style-name="P2">HAA HAA HEE HEE HOO HOO </text:p>
      <text:p text:style-name="P2">HAA HAA HEE HEE HOO HOO</text:p>
      <text:p text:style-name="P3"><text:soft-page-break/><draw:frame draw:style-name="fr1" text:anchor-type="as-char" svg:width="0.5311in" svg:height="0.5209in" draw:z-index="0"><draw:image xlink:href="Pictures/20000008000005450000052B88EBAE66.wmf" xlink:type="simple" xlink:show="embed" xlink:actuate="onLoad"/></draw:frame></text:p>
      <text:p text:style-name="P3">_</text:p>
      <text:p text:style-name="P1">End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" meta:object-count="0" meta:page-count="2" meta:paragraph-count="27" meta:word-count="97" meta:character-count="358"/>
    <meta:generator>OpenOffice/4.1.2$Win32 OpenOffice.org_project/412m3$Build-9782</meta:generator>
  </office:meta>
</office:document-meta>
</file>